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1" style:family="table">
      <style:table-properties style:width="8.414cm" table:align="left"/>
    </style:style>
    <style:style style:name="Table1.A" style:family="table-column">
      <style:table-column-properties style:column-width="1.409cm"/>
    </style:style>
    <style:style style:name="Table1.B" style:family="table-column">
      <style:table-column-properties style:column-width="2.401cm"/>
    </style:style>
    <style:style style:name="Table1.C" style:family="table-column">
      <style:table-column-properties style:column-width="2.087cm"/>
    </style:style>
    <style:style style:name="Table1.D" style:family="table-column">
      <style:table-column-properties style:column-width="2.517cm"/>
    </style:style>
    <style:style style:name="Table1.A1" style:family="table-cell">
      <style:table-cell-properties style:vertical-align="middle" fo:padding="0.049cm" fo:border="none"/>
    </style:style>
    <style:style style:name="P1" style:family="paragraph" style:parent-style-name="Standard">
      <style:text-properties officeooo:rsid="000c11e6" officeooo:paragraph-rsid="000abbfa"/>
    </style:style>
    <style:style style:name="P2" style:family="paragraph" style:parent-style-name="Text_20_body">
      <style:text-properties officeooo:rsid="0014affa" officeooo:paragraph-rsid="000abbfa"/>
    </style:style>
    <style:style style:name="P3" style:family="paragraph" style:parent-style-name="Text_20_body">
      <style:text-properties officeooo:paragraph-rsid="000abbfa"/>
    </style:style>
    <style:style style:name="P4" style:family="paragraph" style:parent-style-name="Darktable_20_text">
      <style:text-properties fo:font-weight="normal" officeooo:rsid="00153a5e" officeooo:paragraph-rsid="000abbfa" style:font-weight-asian="normal" style:font-weight-complex="normal"/>
    </style:style>
    <style:style style:name="P5" style:family="paragraph" style:parent-style-name="Darktable_20_text">
      <style:text-properties fo:font-weight="normal" officeooo:rsid="000bc7ec" officeooo:paragraph-rsid="000abbfa" style:font-weight-asian="normal" style:font-weight-complex="normal"/>
    </style:style>
    <style:style style:name="P6" style:family="paragraph" style:parent-style-name="Darktable_20_text">
      <style:text-properties fo:font-weight="normal" officeooo:rsid="000ed0fa" officeooo:paragraph-rsid="000abbfa" style:font-weight-asian="normal" style:font-weight-complex="normal"/>
    </style:style>
    <style:style style:name="P7" style:family="paragraph" style:parent-style-name="Darktable_20_text">
      <style:text-properties fo:font-weight="normal" officeooo:rsid="001357c0" officeooo:paragraph-rsid="000abbfa" style:font-weight-asian="normal" style:font-weight-complex="normal"/>
    </style:style>
    <style:style style:name="P8" style:family="paragraph" style:parent-style-name="Darktable_20_text">
      <style:text-properties fo:font-weight="normal" officeooo:rsid="000abbfa" officeooo:paragraph-rsid="000abbfa" style:font-weight-asian="normal" style:font-weight-complex="normal"/>
    </style:style>
    <style:style style:name="P9" style:family="paragraph" style:parent-style-name="Darktable_20_text">
      <style:text-properties fo:font-weight="bold" officeooo:rsid="000bc7ec" officeooo:paragraph-rsid="000abbfa" style:font-weight-asian="bold" style:font-weight-complex="bold"/>
    </style:style>
    <style:style style:name="P10" style:family="paragraph" style:parent-style-name="Darktable_20_text">
      <style:text-properties fo:font-weight="bold" officeooo:rsid="000ed0fa" officeooo:paragraph-rsid="000abbfa" style:font-weight-asian="bold" style:font-weight-complex="bold"/>
    </style:style>
    <style:style style:name="P11" style:family="paragraph" style:parent-style-name="Darktable_20_text">
      <style:text-properties fo:font-weight="bold" officeooo:rsid="001357c0" officeooo:paragraph-rsid="000abbfa" style:font-weight-asian="bold" style:font-weight-complex="bold"/>
    </style:style>
    <style:style style:name="P12" style:family="paragraph" style:parent-style-name="Darktable_20_text">
      <style:text-properties fo:font-weight="bold" officeooo:rsid="00153a5e" officeooo:paragraph-rsid="000abbfa" style:font-weight-asian="bold" style:font-weight-complex="bold"/>
    </style:style>
    <style:style style:name="P13" style:family="paragraph" style:parent-style-name="Darktable_20_text">
      <style:text-properties officeooo:rsid="000c11e6" officeooo:paragraph-rsid="000abbfa"/>
    </style:style>
    <style:style style:name="P14" style:family="paragraph" style:parent-style-name="Darktable_20_text">
      <style:text-properties fo:font-style="normal" fo:font-weight="bold" officeooo:rsid="000c11e6" officeooo:paragraph-rsid="000abbfa" style:font-style-asian="normal" style:font-weight-asian="bold" style:font-style-complex="normal" style:font-weight-complex="bold"/>
    </style:style>
    <style:style style:name="P15" style:family="paragraph" style:parent-style-name="Darktable_20_text">
      <style:text-properties fo:font-style="normal" fo:font-weight="bold" officeooo:rsid="001357c0" officeooo:paragraph-rsid="000abbfa" style:font-style-asian="normal" style:font-weight-asian="bold" style:font-style-complex="normal" style:font-weight-complex="bold"/>
    </style:style>
    <style:style style:name="P16" style:family="paragraph" style:parent-style-name="Darktable_20_text">
      <style:text-properties fo:font-style="normal" fo:font-weight="normal" officeooo:rsid="000c11e6" officeooo:paragraph-rsid="000abbfa" style:font-style-asian="normal" style:font-weight-asian="normal" style:font-style-complex="normal" style:font-weight-complex="normal"/>
    </style:style>
    <style:style style:name="P17" style:family="paragraph" style:parent-style-name="Darktable_20_text">
      <style:text-properties fo:font-style="normal" fo:font-weight="normal" officeooo:rsid="001357c0" officeooo:paragraph-rsid="000abbfa" style:font-style-asian="normal" style:font-weight-asian="normal" style:font-style-complex="normal" style:font-weight-complex="normal"/>
    </style:style>
    <style:style style:name="P18" style:family="paragraph" style:parent-style-name="Darktable_20_text">
      <style:text-properties officeooo:rsid="000dd64a" officeooo:paragraph-rsid="000abbfa"/>
    </style:style>
    <style:style style:name="P19" style:family="paragraph" style:parent-style-name="Darktable_20_text">
      <style:text-properties officeooo:rsid="000ed0fa" officeooo:paragraph-rsid="000abbfa"/>
    </style:style>
    <style:style style:name="P20" style:family="paragraph" style:parent-style-name="Darktable_20_text">
      <style:text-properties officeooo:rsid="0014affa" officeooo:paragraph-rsid="000abbfa"/>
    </style:style>
    <style:style style:name="P21" style:family="paragraph" style:parent-style-name="Darktable_20_text">
      <style:text-properties officeooo:rsid="0014b83c" officeooo:paragraph-rsid="000abbfa"/>
    </style:style>
    <style:style style:name="P22" style:family="paragraph" style:parent-style-name="Darktable_20_text">
      <style:text-properties officeooo:rsid="00153a5e" officeooo:paragraph-rsid="000abbfa"/>
    </style:style>
    <style:style style:name="P23" style:family="paragraph" style:parent-style-name="Darktable_20_text">
      <style:text-properties officeooo:paragraph-rsid="000abbfa"/>
    </style:style>
    <style:style style:name="P24" style:family="paragraph" style:parent-style-name="Table_20_Contents">
      <style:text-properties officeooo:rsid="0014b83c" officeooo:paragraph-rsid="000abbfa"/>
    </style:style>
    <style:style style:name="P25" style:family="paragraph" style:parent-style-name="Table_20_Contents">
      <style:text-properties officeooo:paragraph-rsid="000abbfa"/>
    </style:style>
    <style:style style:name="P26" style:family="paragraph" style:parent-style-name="Heading_20_5">
      <style:text-properties officeooo:rsid="0014affa" officeooo:paragraph-rsid="000abbfa"/>
    </style:style>
    <style:style style:name="P27" style:family="paragraph" style:parent-style-name="Heading_20_5">
      <style:text-properties officeooo:paragraph-rsid="000abbfa"/>
    </style:style>
    <style:style style:name="P28" style:family="paragraph" style:parent-style-name="Darktable_20_heading_20_1">
      <style:text-properties officeooo:rsid="000abbfa" officeooo:paragraph-rsid="000abbfa"/>
    </style:style>
    <style:style style:name="P29" style:family="paragraph" style:parent-style-name="Darktable_20_heading_20_1">
      <style:paragraph-properties fo:break-before="page"/>
      <style:text-properties fo:font-weight="normal" officeooo:rsid="000abbfa" officeooo:paragraph-rsid="000ac7fa" style:font-weight-asian="normal" style:font-weight-complex="normal"/>
    </style:style>
    <style:style style:name="P30" style:family="paragraph" style:parent-style-name="Darktable_20_text">
      <style:text-properties officeooo:rsid="000ac7fa" officeooo:paragraph-rsid="000ac7fa"/>
    </style:style>
    <style:style style:name="P31" style:family="paragraph" style:parent-style-name="Heading_20_2">
      <style:text-properties officeooo:rsid="0008026f" officeooo:paragraph-rsid="000abbfa"/>
    </style:style>
    <style:style style:name="P32" style:family="paragraph" style:parent-style-name="Heading_20_2">
      <style:text-properties fo:font-weight="bold" officeooo:rsid="000c11e6" officeooo:paragraph-rsid="000abbfa" style:font-weight-asian="bold" style:font-weight-complex="bold"/>
    </style:style>
    <style:style style:name="P33" style:family="paragraph" style:parent-style-name="Heading_20_2">
      <style:text-properties officeooo:rsid="000c11e6" officeooo:paragraph-rsid="000abbfa"/>
    </style:style>
    <style:style style:name="P34" style:family="paragraph" style:parent-style-name="Heading_20_2">
      <style:text-properties officeooo:rsid="0010af86" officeooo:paragraph-rsid="000abbfa"/>
    </style:style>
    <style:style style:name="P35" style:family="paragraph" style:parent-style-name="Heading_20_2">
      <style:text-properties officeooo:rsid="0014affa" officeooo:paragraph-rsid="000abbfa"/>
    </style:style>
    <style:style style:name="P36" style:family="paragraph" style:parent-style-name="Heading_20_2">
      <style:text-properties officeooo:rsid="0014b83c" officeooo:paragraph-rsid="000abbfa"/>
    </style:style>
    <style:style style:name="P37" style:family="paragraph" style:parent-style-name="Heading_20_2">
      <style:text-properties officeooo:rsid="00153a5e" officeooo:paragraph-rsid="000abbfa"/>
    </style:style>
    <style:style style:name="P38" style:family="paragraph" style:parent-style-name="Darktable_20_heading_20_2">
      <style:text-properties officeooo:rsid="0008026f" officeooo:paragraph-rsid="000abbfa"/>
    </style:style>
    <style:style style:name="P39" style:family="paragraph" style:parent-style-name="Darktable_20_heading_20_2">
      <style:text-properties officeooo:rsid="000bc7ec" officeooo:paragraph-rsid="000abbfa"/>
    </style:style>
    <style:style style:name="P40" style:family="paragraph" style:parent-style-name="Darktable_20_heading_20_2">
      <style:text-properties officeooo:rsid="000c11e6" officeooo:paragraph-rsid="000abbfa"/>
    </style:style>
    <style:style style:name="P41" style:family="paragraph" style:parent-style-name="Darktable_20_heading_20_2">
      <style:text-properties officeooo:rsid="000dd64a" officeooo:paragraph-rsid="000abbfa"/>
    </style:style>
    <style:style style:name="P42" style:family="paragraph" style:parent-style-name="Darktable_20_heading_20_2">
      <style:text-properties officeooo:rsid="000ed0fa" officeooo:paragraph-rsid="000abbfa"/>
    </style:style>
    <style:style style:name="P43" style:family="paragraph" style:parent-style-name="Darktable_20_heading_20_2">
      <style:text-properties officeooo:rsid="0010af86" officeooo:paragraph-rsid="000abbfa"/>
    </style:style>
    <style:style style:name="P44" style:family="paragraph" style:parent-style-name="Darktable_20_heading_20_2">
      <style:text-properties officeooo:rsid="001357c0" officeooo:paragraph-rsid="000abbfa"/>
    </style:style>
    <style:style style:name="P45" style:family="paragraph" style:parent-style-name="Darktable_20_heading_20_2">
      <style:text-properties officeooo:rsid="0014affa" officeooo:paragraph-rsid="000abbfa"/>
    </style:style>
    <style:style style:name="P46" style:family="paragraph" style:parent-style-name="Darktable_20_heading_20_2">
      <style:text-properties officeooo:rsid="0014b83c" officeooo:paragraph-rsid="000abbfa"/>
    </style:style>
    <style:style style:name="P47" style:family="paragraph" style:parent-style-name="Darktable_20_heading_20_2">
      <style:text-properties officeooo:rsid="00153a5e" officeooo:paragraph-rsid="000abbfa"/>
    </style:style>
    <style:style style:name="P48" style:family="paragraph" style:parent-style-name="Darktable_20_heading_20_2">
      <style:text-properties officeooo:rsid="000ac7fa" officeooo:paragraph-rsid="000ac7fa"/>
    </style:style>
    <style:style style:name="T1" style:family="text">
      <style:text-properties officeooo:rsid="0008026f"/>
    </style:style>
    <style:style style:name="T2" style:family="text">
      <style:text-properties officeooo:rsid="000bc7ec"/>
    </style:style>
    <style:style style:name="T3" style:family="text">
      <style:text-properties officeooo:rsid="0010af86"/>
    </style:style>
    <style:style style:name="T4" style:family="text">
      <style:text-properties officeooo:rsid="00119828"/>
    </style:style>
    <style:style style:name="T5" style:family="text">
      <style:text-properties officeooo:rsid="0014b83c"/>
    </style:style>
    <style:style style:name="T6" style:family="text">
      <style:text-properties officeooo:rsid="0014affa"/>
    </style:style>
    <style:style style:name="T7" style:family="text">
      <style:text-properties officeooo:rsid="000ac7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28" text:outline-level="2"><text:soft-page-break/>Appendix B – Plug-in reference</text:h>
      <text:h text:style-name="P31" text:outline-level="2">White balance</text:h>
      <text:h text:style-name="P38" text:outline-level="3">Overview</text:h>
      <text:p text:style-name="P23"><text:span text:style-name="T1">This plug-in is used to change the white balance of a picture. </text:span><text:span text:style-name="T2">There are three ways</text:span><text:span text:style-name="T1"> </text:span><text:span text:style-name="T2">you can interact with it. You can set the tint, temperature in and temperature out, or set the values for each channel or you can choose predefined white balances.</text:span></text:p>
      <text:h text:style-name="P39" text:outline-level="3">Usage</text:h>
      <text:p text:style-name="P9">Temperature</text:p>
      <text:p text:style-name="P5">Set the tint, temperature in and temperature out (in kelvin)</text:p>
      <text:p text:style-name="P9">Channels</text:p>
      <text:p text:style-name="P5">Set the values of each channel on a scale from 0 to 5</text:p>
      <text:p text:style-name="P9">Presets</text:p>
      <text:p text:style-name="P5">You can choose between various white balance presets. Or you can choose spot white balance, to use it you must draw a box from where you want the set the white balance on the image.</text:p>
      <text:p text:style-name="P5"/>
      <text:h text:style-name="P32" text:outline-level="2">Stuck Pixels</text:h>
      <text:h text:style-name="P40" text:outline-level="3">Overview</text:h>
      <text:p text:style-name="P13">This module allows you to visualize and correct stuck pixels, also know as hot pixels.</text:p>
      <text:h text:style-name="P40" text:outline-level="3">Usage</text:h>
      <text:p text:style-name="P14">Strength</text:p>
      <text:p text:style-name="P16">Set the strength of the effect.</text:p>
      <text:p text:style-name="P14">Mark fixed pixels</text:p>
      <text:p text:style-name="P16">Marks corrected pixels.</text:p>
      <text:p text:style-name="P16"/>
      <text:h text:style-name="P33" text:outline-level="2">Chromatic Aberrations</text:h>
      <text:h text:style-name="P40" text:outline-level="3">Overview</text:h>
      <text:p text:style-name="P13">This module automatically corrects chromatic aberrations.</text:p>
      <text:h text:style-name="P40" text:outline-level="3">Usage</text:h>
      <text:p text:style-name="P1">This module has no options since it works automatically.</text:p>
      <text:p text:style-name="P13"/>
      <text:h text:style-name="P33" text:outline-level="2"><text:soft-page-break/>Demosaic</text:h>
      <text:h text:style-name="P41" text:outline-level="3">Overview</text:h>
      <text:p text:style-name="P18">This module allows you to set various options to control the demosaicing process.</text:p>
      <text:h text:style-name="P42" text:outline-level="3">Usage</text:h>
      <text:p text:style-name="P19">Demosaicing is only done on display only when zoomed in more than 50%.</text:p>
      <text:p text:style-name="P10">Edge threshold</text:p>
      <text:p text:style-name="P6">Set the threshold of the median pass.</text:p>
      <text:p text:style-name="P10">Color smoothing</text:p>
      <text:p text:style-name="P6">Number passes for color smoothing.</text:p>
      <text:p text:style-name="P10">Match greens</text:p>
      <text:p text:style-name="P6">Green correction (also know as green equilibration), useful for some cameras</text:p>
      <text:p text:style-name="P6"/>
      <text:h text:style-name="P34" text:outline-level="2">Exposure</text:h>
      <text:h text:style-name="P43" text:outline-level="3">Overview</text:h>
      <text:p text:style-name="P23"><text:span text:style-name="T3">This module is used to tweak the exposure. It is linked to the histogram panel. </text:span><text:span text:style-name="T4">If you correct exposure using the histogram you automatically activate the exposure module. The histogram simply acts as a view for the exposure module.</text:span></text:p>
      <text:h text:style-name="P44" text:outline-level="3">Usage</text:h>
      <text:p text:style-name="P11">Black</text:p>
      <text:p text:style-name="P7">Adjust the black levels</text:p>
      <text:p text:style-name="P11">Exposure</text:p>
      <text:p text:style-name="P7">Adjust exposure compensation <text:span text:style-name="T5">[</text:span>ev<text:span text:style-name="T5">]</text:span></text:p>
      <text:p text:style-name="P15">Auto</text:p>
      <text:p text:style-name="P17">Calculate a correct exposition for the rectangular box that appeared in the centre of the image. You can draw your own zone using your mouse.</text:p>
      <text:p text:style-name="P17"/>
      <text:h text:style-name="P35" text:outline-level="2">Highlight reconstruction</text:h>
      <text:h text:style-name="P45" text:outline-level="3">Overview</text:h>
      <text:p text:style-name="P20">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p>
      <text:h text:style-name="P45" text:outline-level="3">Usage</text:h>
      <text:p text:style-name="P20">You can choose between two methods: clipping highlight or blending Lch.</text:p>
      <text:h text:style-name="P26" text:outline-level="5"><text:soft-page-break/>Clipping highlight</text:h>
      <text:p text:style-name="P3">Clipping highlight analyses each pixel having at least one channel clipped. Then it sets all channels to the <text:span text:style-name="T6">minimum</text:span> value found among the channels.</text:p>
      <text:h text:style-name="P27" text:outline-level="5">Blending LCh</text:h>
      <text:p text:style-name="P3">Blending LCh analyses each pixel having at least one channel clipped and transforms the information in LCh color space to linearly mix the channels.</text:p>
      <text:p text:style-name="P20"/>
      <text:h text:style-name="P35" text:outline-level="2">Graduated Neutral Density</text:h>
      <text:h text:style-name="P45" text:outline-level="3">Overview</text:h>
      <text:p text:style-name="P20">This module aims at simulating a neutral density filter, in order to correct exposure and color in a progressive manner.</text:p>
      <text:h text:style-name="P45" text:outline-level="3">Usage</text:h>
      <text:p text:style-name="P20">The module uses a gradient to modify the exposure and the color cast of the image.</text:p>
      <text:h text:style-name="P26" text:outline-level="5">Density</text:h>
      <text:p text:style-name="P3">Set the density of the filter in [ev]. A low value underexposes slightly whereas a high value creates a strong filter.</text:p>
      <text:p text:style-name="P3">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text:span text:style-name="Emphasis">ND</text:span></text:p>
          </table:table-cell>
          <table:table-cell table:style-name="Table1.A1" office:value-type="string">
            <text:p text:style-name="P25">[ev] or f-stop</text:p>
          </table:table-cell>
          <table:table-cell table:style-name="Table1.A1" office:value-type="string">
            <text:p text:style-name="P24">absorbency</text:p>
          </table:table-cell>
          <table:table-cell table:style-name="Table1.A1" office:value-type="string">
            <text:p text:style-name="P25">transmittance</text:p>
          </table:table-cell>
        </table:table-row>
        <table:table-row>
          <table:table-cell table:style-name="Table1.A1" office:value-type="string">
            <text:p text:style-name="P25"><text:span text:style-name="Emphasis">ND2</text:span></text:p>
          </table:table-cell>
          <table:table-cell table:style-name="Table1.A1" office:value-type="string">
            <text:p text:style-name="P25">-1 </text:p>
          </table:table-cell>
          <table:table-cell table:style-name="Table1.A1" office:value-type="string">
            <text:p text:style-name="P25">0.3</text:p>
          </table:table-cell>
          <table:table-cell table:style-name="Table1.A1" office:value-type="string">
            <text:p text:style-name="P25">50%</text:p>
          </table:table-cell>
        </table:table-row>
        <table:table-row>
          <table:table-cell table:style-name="Table1.A1" office:value-type="string">
            <text:p text:style-name="P25"><text:span text:style-name="Emphasis">ND4</text:span></text:p>
          </table:table-cell>
          <table:table-cell table:style-name="Table1.A1" office:value-type="string">
            <text:p text:style-name="P25">-2 </text:p>
          </table:table-cell>
          <table:table-cell table:style-name="Table1.A1" office:value-type="string">
            <text:p text:style-name="P25">0.6</text:p>
          </table:table-cell>
          <table:table-cell table:style-name="Table1.A1" office:value-type="string">
            <text:p text:style-name="P25">25%</text:p>
          </table:table-cell>
        </table:table-row>
        <table:table-row>
          <table:table-cell table:style-name="Table1.A1" office:value-type="string">
            <text:p text:style-name="P25"><text:span text:style-name="Emphasis">ND8</text:span></text:p>
          </table:table-cell>
          <table:table-cell table:style-name="Table1.A1" office:value-type="string">
            <text:p text:style-name="P25">-3 </text:p>
          </table:table-cell>
          <table:table-cell table:style-name="Table1.A1" office:value-type="string">
            <text:p text:style-name="P25">0.9</text:p>
          </table:table-cell>
          <table:table-cell table:style-name="Table1.A1" office:value-type="string">
            <text:p text:style-name="P25">12.5%</text:p>
          </table:table-cell>
        </table:table-row>
        <table:table-row>
          <table:table-cell table:style-name="Table1.A1" office:value-type="string">
            <text:p text:style-name="P25"><text:span text:style-name="Emphasis">ND400</text:span></text:p>
          </table:table-cell>
          <table:table-cell table:style-name="Table1.A1" office:value-type="string">
            <text:p text:style-name="P25">-9 </text:p>
          </table:table-cell>
          <table:table-cell table:style-name="Table1.A1" office:value-type="string">
            <text:p text:style-name="P25">2.7</text:p>
          </table:table-cell>
          <table:table-cell table:style-name="Table1.A1" office:value-type="string">
            <text:p text:style-name="P25">0.195%</text:p>
          </table:table-cell>
        </table:table-row>
      </table:table>
      <text:h text:style-name="P27" text:outline-level="5">compression</text:h>
      <text:p text:style-name="P3">Set progressiveness of the gradient. A low value creates a smooth transition, whereas a high value makes the transition abrupt.</text:p>
      <text:h text:style-name="P27" text:outline-level="5">split</text:h>
      <text:p text:style-name="P3">Set split to offset the filter, i.e. to move the transition zone above or below the centerline. Expressed as a percentage, values above 50% set the transition zone above the centerline.</text:p>
      <text:h text:style-name="P27" text:outline-level="5">rotation</text:h>
      <text:p text:style-name="P3">Set the rotation so the gradient acts along an axis different from the vertical one. Expressed in degrees, negative values turn clockwise.</text:p>
      <text:h text:style-name="P27" text:outline-level="5">hue</text:h>
      <text:p text:style-name="P3">Set the hue to add a <text:span text:style-name="T6">color-cast</text:span> to the gradient.</text:p>
      <text:h text:style-name="P27" text:outline-level="5"><text:soft-page-break/>saturation</text:h>
      <text:p text:style-name="P3">Set the saturation to add a <text:span text:style-name="T6">color-cast</text:span> to the gradient.</text:p>
      <text:p text:style-name="P3">TIP: If you know you intend to use the GND filter before actually making a shot with your camera you might want to underexpose by one or two thirds of an f-stop to make sure detail remains in the highlights. When all detail has truly been blown out the GND filter cannot produce a pleasing results, this is a limitation that is inherent to digital <text:span text:style-name="T6">post-processing.</text:span> For instructions on how to intentionally underexpose, please consult your camera's manual, look for 'exposure compensation' <text:span text:style-name="T6">or just change the aperture, shutter speed, etc.</text:span></text:p>
      <text:p text:style-name="P2"/>
      <text:h text:style-name="P36" text:outline-level="2">Base curve</text:h>
      <text:h text:style-name="P46" text:outline-level="3">Overview</text:h>
      <text:p text:style-name="P21">Darktable comes with several base-curve presets for several camera models that is automatically applied to raw images for better colors and contrast.</text:p>
      <text:h text:style-name="P46" text:outline-level="3">Usage</text:h>
      <text:p text:style-name="P21">The base-curve works in camera linear RGB. You can click on any point on the curve and drag to adjust; you can also use the 4 control-points (triangles which have a constant vertical value) at the bottom to adjust the curve.</text:p>
      <text:p text:style-name="P21"/>
      <text:h text:style-name="P36" text:outline-level="2">Lens correction</text:h>
      <text:h text:style-name="P46" text:outline-level="3">Overview</text:h>
      <text:p text:style-name="P21">The lens correction plug-in corrects for lens distortion and lens vignetting. To achieve this darktable uses the lens library.</text:p>
      <text:h text:style-name="P46" text:outline-level="3">Usage</text:h>
      <text:p text:style-name="P22">Most of the time, to use this module you just turn it on and it automatically detects the lens used in the photo it then applies the corrections automatically.</text:p>
      <text:p text:style-name="P22"/>
      <text:h text:style-name="P37" text:outline-level="2">Unbreak input profile</text:h>
      <text:h text:style-name="P47" text:outline-level="3">Overview</text:h>
      <text:p text:style-name="P22">This module allows you to correct an input profile.</text:p>
      <text:h text:style-name="P47" text:outline-level="3">Usage</text:h>
      <text:p text:style-name="P12">Linear</text:p>
      <text:p text:style-name="P4">Set the linear value.</text:p>
      <text:p text:style-name="P12">Gamma</text:p>
      <text:p text:style-name="P8">Set the gamma value to correct the profile.</text:p>
      <text:h text:style-name="P29" text:outline-level="2">Appendix <text:span text:style-name="T7">C</text:span> – <text:span text:style-name="T7">Installation</text:span></text:h>
      <text:h text:style-name="P48" text:outline-level="3">Installation</text:h>
      <text:h text:style-name="P48" text:outline-level="3">Running</text:h>
      <text:p text:style-name="P30">After you installed darktable from a package bundled with your Linux distribution or by compiling it from source, you can start it from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0H48M54S</meta:editing-duration>
    <meta:editing-cycles>9</meta:editing-cycles>
    <meta:generator>OpenOffice.org/3.2$Linux OpenOffice.org_project/320m19$Build-9505</meta:generator>
    <meta:initial-creator>Nicholas </meta:initial-creator>
    <dc:date>2011-04-17T22:08:34</dc:date>
    <meta:document-statistic meta:table-count="2" meta:image-count="0" meta:object-count="0" meta:page-count="6" meta:paragraph-count="159" meta:word-count="1100" meta:character-count="6457"/>
    <dc:creator>Nicholas </dc:creator>
  </office:meta>
</office:document-meta>
</file>